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L3">
      <style:paragraph-properties fo:text-align="start" style:justify-single-word="false" style:text-autospace="none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3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141312" style:text-underline-style="solid" style:text-underline-width="auto" style:text-underline-color="font-color"/>
    </style:style>
    <style:style style:name="T2" style:family="text">
      <style:text-properties fo:color="#141312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i</text:span>,</text:p>
      <text:p text:style-name="P1"/>
      <text:p text:style-name="P2"><text:span text:style-name="T3">because EMF is limited to only three levels (</text:span><text:span text:style-name="T2">Ecore</text:span><text:span text:style-name="T3">,Model,Instance), I tried to linearize a possible metamodel hierarchy of N levels to the three of EMF:</text:span></text:p>
      <text:p text:style-name="P1"/>
      <text:p text:style-name="P1">The Approach: </text:p>
      <text:list xml:id="list915850325" text:style-name="L1">
        <text:list-item>
          <text:p text:style-name="P6">On a conceptual level we still have an unlimited number of model levels</text:p>
        </text:list-item>
        <text:list-item>
          <text:p text:style-name="P6">On the technical level, we always create instance models after the first model level. The instance models are lifted up to the EMF-Model level via a simple model transformation. The former “instanceof” typing morphism is saved in an extra instance that maps the EClasses and EReferences on the Ecore level (Since the relationship from instance A to model B is 1:1, this instance is more a nice to have). </text:p>
        </text:list-item>
      </text:list>
      <text:p text:style-name="P7"/>
      <text:p text:style-name="P7">(see Figures in PDF idea1.pdf).</text:p>
      <text:p text:style-name="P7"/>
      <text:p text:style-name="P7">Fig 1: Linearizion of the model hierarchy of Fig. 2. “Equivalent” elements have the same color.</text:p>
      <text:p text:style-name="P7"/>
      <text:p text:style-name="P7">Fig 2: The virtual/conceptual model hierarchy</text:p>
      <text:p text:style-name="P7"/>
      <text:p text:style-name="P7">Fig 3: The model that saves the morphism is a primitive EMF instance.</text:p>
      <text:p text:style-name="P7"/>
      <text:p text:style-name="P7"/>
      <text:p text:style-name="P7">I already wrote a simple Java program (Test.java) that does a simple transformation from an instance to a model and also creates a morphism instance <text:s/>saving the “instanceof” relationships.</text:p>
      <text:p text:style-name="P7"/>
      <text:p text:style-name="P7">My Test:</text:p>
      <text:p text:style-name="P7"/>
      <text:list xml:id="list1139545370" text:style-name="L2">
        <text:list-item>
          <text:p text:style-name="P8">I created a MyDpf.ecore model using the Ecore Model Editor (Nodes and Edges).</text:p>
        </text:list-item>
        <text:list-item>
          <text:p text:style-name="P8">I generated the MyDpf.ecore standard instance editor.</text:p>
        </text:list-item>
        <text:list-item>
          <text:p text:style-name="P8">I created a My.dpf instance model (for triangles)</text:p>
        </text:list-item>
        <text:list-item>
          <text:p text:style-name="P8">I transformed my My.dpf to Triangle.ecore with the transformation tool “Test.java”</text:p>
        </text:list-item>
        <text:list-item>
          <text:p text:style-name="P8">Now the process repeats: I generated the Triangle.ecore standard instance editor.</text:p>
        </text:list-item>
        <text:list-item>
          <text:p text:style-name="P8">I created a (senseless ;-)) My.triangle instance model (“test”)</text:p>
        </text:list-item>
        <text:list-item>
          <text:p text:style-name="P8">I transformed my My.triangle to Test.ecore with the transformation tool “Test.java”</text:p>
        </text:list-item>
        <text:list-item>
          <text:p text:style-name="P8">I generated the Test.ecore standard instance editor.</text:p>
        </text:list-item>
        <text:list-item>
          <text:p text:style-name="P8">I created a My.test instance model </text:p>
        </text:list-item>
      </text:list>
      <text:p text:style-name="P7"/>
      <text:p text:style-name="P7"/>
      <text:p text:style-name="P7">The transformation I used is very simple:</text:p>
      <text:p text:style-name="P7"/>
      <text:list xml:id="list1598118244" text:style-name="L3">
        <text:list-item>
          <text:p text:style-name="P9">Each EObject is transformed to an EClass which automatically gets a “name” attribute of type EString (which is needed on the next level as type name).</text:p>
          <text:p text:style-name="P5"><text:span text:style-name="T3">The EClass name is resolved by the “name” attribute of the EObject if there is one. If there is no “name” attribute: A name is generated (EObject's eclass name + number). <text:line-break/><text:line-break/>The root EObject instance is transformed additionally to a container EPackage (This is required by an Ecore model).<text:line-break/></text:span><text:span text:style-name="T3">Features of an EObject are not translated (and maybe need not be translated):</text:span></text:p>
          <text:list>
            <text:list-item>
              <text:p text:style-name="P9">What should the semantics of an attribute or operation (of the model) be <text:soft-page-break/>on the instance “model” level? If they are not translated to code they do not make sense?</text:p>
            </text:list-item>
            <text:list-item>
              <text:p text:style-name="P9">Also Enumeration-EObjects are still unconsidered. Do they make sense on the next level?<text:line-break/></text:p>
            </text:list-item>
          </text:list>
        </text:list-item>
        <text:list-item>
          <text:p text:style-name="P9">Each reference is transformed to a EReference. The name of the EReference is copied form the EReference of the reference's metamodel element. If the relationship is “to many” on the meta-level the EReference gets a generated name. The “containment” property and also “upper” and “lower” bound are copied, too. (Btw: There is no need to take care about the containment relationships after the first Ecore.model in this approach.)</text:p>
        </text:list-item>
      </text:list>
      <text:p text:style-name="P7"/>
      <text:p text:style-name="P7">“Yes” ;-). Maybe this description is not very precise, but I think you will understand the idea if you have a look at the pictures in the pdf-File and maybe at the additional pictures in the “picture” directory of the jar file. </text:p>
      <text:p text:style-name="P7"/>
      <text:p text:style-name="P7">Maybe we can discuss this approach and maybe alternative approaches next time.</text:p>
      <text:p text:style-name="P7"/>
      <text:p text:style-name="P7">Best regards</text:p>
      <text:p text:style-name="P7">Florian</text:p>
      <text:p text:style-name="P7"/>
      <text:p text:style-name="P7"/>
      <text:p text:style-name="P7">PS: </text:p>
      <text:p text:style-name="P7">@Dag Viggo: Maybe it is a good idea that I get a real account in the SVN, too, which I can use for such small programs. </text:p>
      <text:p text:style-name="P7"/>
      <text:list xml:id="list684549433" text:continue-numbering="true" text:style-name="L3">
        <text:list-header>
          <text:p text:style-name="P9"><text:s text:c="2"/></text:p>
        </text:list-header>
      </text:list>
      <text:p text:style-name="P7"/>
      <text:list xml:id="list93036018" text:continue-numbering="true" text:style-name="L3">
        <text:list-header>
          <text:p text:style-name="P9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7"/>
      <text:p text:style-name="P7"><text:tab/></text:p>
      <text:list xml:id="list663259577" text:continue-list="list1139545370" text:style-name="L2">
        <text:list-header>
          <text:p text:style-name="P8"/>
        </text:list-header>
      </text:list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list xml:id="list1790592558" text:continue-list="list915850325" text:style-name="L1">
        <text:list-header>
          <text:p text:style-name="P6"/>
        </text:list-header>
      </text:list>
      <text:p text:style-name="P1"/>
      <text:list xml:id="list37712466" text:style-name="L4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0T13:49:36</meta:creation-date>
    <dc:date>2010-05-20T16:20:37</dc:date>
    <meta:editing-duration>PT02H11M48S</meta:editing-duration>
    <meta:editing-cycles>35</meta:editing-cycles>
    <meta:generator>OpenOffice.org/3.2$Unix OpenOffice.org_project/320m12$Build-9483</meta:generator>
    <meta:document-statistic meta:table-count="0" meta:image-count="0" meta:object-count="0" meta:page-count="2" meta:paragraph-count="37" meta:word-count="584" meta:character-count="3374"/>
  </office:meta>
</office:document-meta>
</file>